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194c36"/>
    </style:style>
    <style:style style:name="P2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1f8061"/>
    </style:style>
    <style:style style:name="P3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218abb"/>
    </style:style>
    <style:style style:name="P4" style:family="paragraph" style:parent-style-name="Standard">
      <style:text-properties fo:font-variant="normal" fo:text-transform="none" fo:color="#505050" style:font-name="OpenSans" fo:font-size="9pt" fo:letter-spacing="normal" fo:font-style="normal" fo:font-weight="normal" officeooo:rsid="00194c36" officeooo:paragraph-rsid="00281653" fo:background-color="#ffffff"/>
    </style:style>
    <style:style style:name="P5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94c36" officeooo:paragraph-rsid="002900ce" fo:background-color="#ffffff" style:font-size-asian="12pt" style:font-size-complex="12pt"/>
    </style:style>
    <style:style style:name="P6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281653" officeooo:paragraph-rsid="00281653" fo:background-color="#ffffff" style:font-size-asian="12pt" style:font-size-complex="12pt"/>
    </style:style>
    <style:style style:name="P7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254a33" officeooo:paragraph-rsid="00254a33" style:font-size-asian="12pt" style:font-size-complex="12pt"/>
    </style:style>
    <style:style style:name="P8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f8061" officeooo:paragraph-rsid="001f8061" style:font-size-asian="12pt" style:font-size-complex="12pt"/>
    </style:style>
    <style:style style:name="P9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cbdb9" officeooo:paragraph-rsid="001cbdb9" style:font-size-asian="12pt" style:font-size-complex="12pt"/>
    </style:style>
    <style:style style:name="P10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bb0e0" officeooo:paragraph-rsid="001bb0e0" style:font-size-asian="12pt" style:font-size-complex="12pt"/>
    </style:style>
    <style:style style:name="P11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bb0e0" officeooo:paragraph-rsid="00296421" style:font-size-asian="12pt" style:font-size-complex="12pt"/>
    </style:style>
    <style:style style:name="P12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94c36" officeooo:paragraph-rsid="00296421" style:font-size-asian="12pt" style:font-size-complex="12pt"/>
    </style:style>
    <style:style style:name="P13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194c36" officeooo:paragraph-rsid="00194c36" style:font-size-asian="12pt" style:font-size-complex="12pt"/>
    </style:style>
    <style:style style:name="P14" style:family="paragraph" style:parent-style-name="Standard">
      <style:text-properties fo:font-variant="normal" fo:text-transform="none" fo:color="#505050" style:font-name="OpenSans" fo:font-size="12pt" fo:letter-spacing="normal" fo:font-style="normal" fo:font-weight="normal" officeooo:rsid="00297102" officeooo:paragraph-rsid="00297102" style:font-size-asian="12pt" style:font-size-complex="12pt"/>
    </style:style>
    <style:style style:name="P15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254a33" officeooo:paragraph-rsid="00254a33" fo:background-color="#ffffff" style:font-size-asian="12pt" style:font-size-complex="12pt"/>
    </style:style>
    <style:style style:name="P16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281653" officeooo:paragraph-rsid="00281653" fo:background-color="#ffffff" style:font-size-asian="12pt" style:font-size-complex="12pt"/>
    </style:style>
    <style:style style:name="P17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94c36" officeooo:paragraph-rsid="00218abb" fo:background-color="#ffffff" style:font-size-asian="12pt" style:font-size-complex="12pt"/>
    </style:style>
    <style:style style:name="P18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22eb4e" officeooo:paragraph-rsid="0022eb4e" fo:background-color="#ffffff" style:font-size-asian="12pt" style:font-size-complex="12pt"/>
    </style:style>
    <style:style style:name="P19" style:family="paragraph" style:parent-style-name="Standard">
      <style:text-properties fo:font-variant="normal" fo:text-transform="none" fo:color="#000000" style:font-name="OpenSans" fo:font-size="12pt" fo:letter-spacing="normal" fo:font-style="normal" fo:font-weight="normal" officeooo:rsid="00194c36" officeooo:paragraph-rsid="001f8061" style:font-size-asian="12pt" style:font-size-complex="12pt"/>
    </style:style>
    <style:style style:name="P20" style:family="paragraph" style:parent-style-name="Standard">
      <style:text-properties fo:font-variant="normal" fo:text-transform="none" fo:color="#000000" style:font-name="Droid Sans Mono" fo:font-size="12pt" fo:letter-spacing="normal" fo:font-style="normal" fo:font-weight="normal" officeooo:rsid="00281653" officeooo:paragraph-rsid="00281653" fo:background-color="#ffffff" style:font-size-asian="12pt" style:font-size-complex="12pt"/>
    </style:style>
    <style:style style:name="P21" style:family="paragraph" style:parent-style-name="Standard">
      <style:text-properties fo:font-variant="normal" fo:text-transform="none" fo:color="#3333ff" style:font-name="OpenSans" fo:font-size="12pt" fo:letter-spacing="normal" fo:font-style="normal" fo:font-weight="normal" officeooo:rsid="00254a33" officeooo:paragraph-rsid="00281653" fo:background-color="#ffffff" style:font-size-asian="12pt" style:font-size-complex="12pt"/>
    </style:style>
    <style:style style:name="P22" style:family="paragraph" style:parent-style-name="Standard">
      <style:text-properties fo:font-variant="normal" fo:text-transform="none" fo:color="#3333ff" style:font-name="OpenSans" fo:font-size="12pt" fo:letter-spacing="normal" fo:font-style="normal" fo:font-weight="normal" officeooo:rsid="00254a33" officeooo:paragraph-rsid="00254a33" fo:background-color="#ffffff" style:font-size-asian="12pt" style:font-size-complex="12pt"/>
    </style:style>
    <style:style style:name="P23" style:family="paragraph" style:parent-style-name="Standard">
      <style:text-properties fo:font-variant="normal" fo:text-transform="none" fo:color="#3333ff" style:font-name="OpenSans" fo:font-size="12pt" fo:letter-spacing="normal" fo:font-style="normal" fo:font-weight="normal" officeooo:rsid="00194c36" officeooo:paragraph-rsid="001f8061" fo:background-color="#ffffff" style:font-size-asian="12pt" style:font-size-complex="12pt"/>
    </style:style>
    <style:style style:name="P24" style:family="paragraph" style:parent-style-name="Standard">
      <style:text-properties fo:font-variant="normal" fo:text-transform="none" fo:color="#111111" style:font-name="Droid Sans Mono" fo:font-size="10.5pt" fo:letter-spacing="normal" fo:font-style="normal" fo:font-weight="normal" officeooo:rsid="00297102" officeooo:paragraph-rsid="00297102" fo:background-color="#ffffff" style:font-size-asian="12pt" style:font-size-complex="12pt"/>
    </style:style>
    <style:style style:name="P25" style:family="paragraph" style:parent-style-name="Standard">
      <style:text-properties fo:font-variant="normal" fo:text-transform="none" fo:color="#111111" style:font-name="Droid Sans Mono" fo:font-size="12pt" fo:letter-spacing="normal" fo:font-style="normal" fo:font-weight="normal" officeooo:rsid="00281653" officeooo:paragraph-rsid="00281653" fo:background-color="#ffffff" style:font-size-asian="12pt" style:font-size-complex="12pt"/>
    </style:style>
    <style:style style:name="P26" style:family="paragraph" style:parent-style-name="Standard">
      <style:text-properties fo:font-variant="normal" fo:text-transform="none" fo:color="#111111" style:font-name="OpenSans" fo:font-size="9pt" fo:letter-spacing="normal" fo:font-style="normal" fo:font-weight="normal" officeooo:rsid="00297102" officeooo:paragraph-rsid="00297102" fo:background-color="#ffffff" style:font-size-asian="12pt" style:font-size-complex="12pt"/>
    </style:style>
    <style:style style:name="P27" style:family="paragraph" style:parent-style-name="Standard">
      <style:text-properties fo:font-variant="normal" fo:text-transform="none" fo:color="#000066" style:font-name="OpenSans" fo:font-size="12pt" fo:letter-spacing="normal" fo:font-style="normal" fo:font-weight="normal" officeooo:rsid="00194c36" officeooo:paragraph-rsid="00194c36" fo:background-color="#ffffff" style:font-size-asian="12pt" style:font-size-complex="12pt"/>
    </style:style>
    <style:style style:name="P28" style:family="paragraph" style:parent-style-name="Standard">
      <style:text-properties fo:color="#505050" style:font-name="OpenSans" fo:font-size="9pt" fo:font-weight="normal" officeooo:paragraph-rsid="00281653"/>
    </style:style>
    <style:style style:name="P29" style:family="paragraph" style:parent-style-name="Standard">
      <style:text-properties fo:color="#505050" style:font-name="OpenSans" fo:font-size="9pt" fo:font-weight="normal" officeooo:paragraph-rsid="002900ce" fo:background-color="#ffffff"/>
    </style:style>
    <style:style style:name="P30" style:family="paragraph" style:parent-style-name="Standard">
      <style:text-properties fo:color="#505050" style:font-name="OpenSans" fo:font-size="9pt" fo:font-weight="normal" officeooo:paragraph-rsid="00296421"/>
    </style:style>
    <style:style style:name="P31" style:family="paragraph" style:parent-style-name="Standard">
      <style:text-properties fo:color="#505050" style:font-name="OpenSans" fo:font-size="9pt" fo:font-weight="normal" officeooo:paragraph-rsid="00297102"/>
    </style:style>
    <style:style style:name="P32" style:family="paragraph" style:parent-style-name="Standard">
      <style:text-properties fo:color="#505050" style:font-name="OpenSans" fo:font-size="12pt" fo:font-weight="normal" officeooo:paragraph-rsid="002900ce" fo:background-color="#ffffff" style:font-size-asian="12pt" style:font-size-complex="12pt"/>
    </style:style>
    <style:style style:name="P33" style:family="paragraph" style:parent-style-name="Standard">
      <style:text-properties fo:color="#505050" style:font-name="OpenSans" fo:font-size="12pt" fo:font-weight="normal" officeooo:paragraph-rsid="00281653" fo:background-color="#ffffff" style:font-size-asian="12pt" style:font-size-complex="12pt"/>
    </style:style>
    <style:style style:name="P34" style:family="paragraph" style:parent-style-name="Standard">
      <style:text-properties fo:color="#505050" style:font-name="OpenSans" fo:font-size="12pt" fo:font-weight="normal" officeooo:paragraph-rsid="00296421" style:font-size-asian="12pt" style:font-size-complex="12pt"/>
    </style:style>
    <style:style style:name="P35" style:family="paragraph" style:parent-style-name="Standard">
      <style:text-properties fo:color="#000000" style:font-name="OpenSans" fo:font-size="12pt" fo:font-weight="normal" officeooo:paragraph-rsid="00281653" fo:background-color="#ffffff" style:font-size-asian="12pt" style:font-size-complex="12pt"/>
    </style:style>
    <style:style style:name="P36" style:family="paragraph" style:parent-style-name="Standard">
      <style:text-properties fo:color="#3333ff" style:font-name="OpenSans" fo:font-size="12pt" fo:font-weight="normal" officeooo:paragraph-rsid="00281653" fo:background-color="#ffffff" style:font-size-asian="12pt" style:font-size-complex="12pt"/>
    </style:style>
    <style:style style:name="P37" style:family="paragraph" style:parent-style-name="Standard">
      <style:text-properties fo:color="#3333ff" style:font-name="OpenSans" fo:font-size="12pt" fo:font-weight="normal" officeooo:paragraph-rsid="00281653" style:font-size-asian="12pt" style:font-size-complex="12pt"/>
    </style:style>
    <style:style style:name="P38" style:family="paragraph" style:parent-style-name="Standard">
      <style:text-properties fo:color="#111111" style:font-name="Droid Sans Mono" fo:font-size="12pt" fo:font-weight="normal" officeooo:rsid="002900ce" officeooo:paragraph-rsid="002900ce" fo:background-color="#ffffff" style:font-size-asian="12pt" style:font-size-complex="12pt"/>
    </style:style>
    <style:style style:name="P39" style:family="paragraph" style:parent-style-name="Standard">
      <style:paragraph-properties style:line-height-at-least="0.503cm"/>
      <style:text-properties fo:color="#111111" style:font-name="Droid Sans Mono" fo:font-size="12pt" fo:font-weight="normal" fo:background-color="#ffffff" style:font-size-asian="12pt" style:font-size-complex="12pt"/>
    </style:style>
    <style:style style:name="P40" style:family="paragraph" style:parent-style-name="Standard">
      <style:paragraph-properties style:line-height-at-least="0.503cm"/>
      <style:text-properties fo:color="#111111" style:font-name="Droid Sans Mono" fo:font-size="12pt" fo:font-weight="normal" fo:background-color="#ffffff" style:font-size-asian="12pt" style:font-size-complex="12pt"/>
    </style:style>
    <style:style style:name="P41" style:family="paragraph" style:parent-style-name="Standard">
      <style:text-properties fo:color="#111111" style:font-name="Droid Sans Mono" fo:font-size="12pt" fo:font-weight="normal" officeooo:rsid="001b5e10" officeooo:paragraph-rsid="002b18d0" fo:background-color="#ffffff" style:font-size-asian="12pt" style:font-size-complex="12pt"/>
    </style:style>
    <style:style style:name="P42" style:family="paragraph" style:parent-style-name="Standard">
      <style:text-properties fo:color="#111111" style:font-name="OpenSans" fo:font-size="12pt" fo:font-weight="normal" officeooo:rsid="002900ce" officeooo:paragraph-rsid="002900ce" fo:background-color="#ffffff" style:font-size-asian="12pt" style:font-size-complex="12pt"/>
    </style:style>
    <style:style style:name="P43" style:family="paragraph" style:parent-style-name="Standard">
      <style:text-properties fo:color="#111111" style:font-name="OpenSans" fo:font-size="12pt" fo:font-weight="normal" officeooo:paragraph-rsid="002900ce" fo:background-color="#ffffff" style:font-size-asian="12pt" style:font-size-complex="12pt"/>
    </style:style>
    <style:style style:name="P44" style:family="paragraph" style:parent-style-name="Standard">
      <style:text-properties fo:color="#111111" fo:font-size="12pt" officeooo:rsid="001b5e10" officeooo:paragraph-rsid="001b5e10" style:font-size-asian="12pt" style:font-size-complex="12pt"/>
    </style:style>
    <style:style style:name="P45" style:family="paragraph" style:parent-style-name="Standard">
      <style:text-properties fo:font-size="12pt" officeooo:rsid="00194c36" officeooo:paragraph-rsid="00194c36" style:font-size-asian="12pt" style:font-size-complex="12pt"/>
    </style:style>
    <style:style style:name="P46" style:family="paragraph" style:parent-style-name="Standard">
      <style:text-properties fo:font-size="12pt" officeooo:rsid="00194c36" officeooo:paragraph-rsid="001bb0e0" style:font-size-asian="12pt" style:font-size-complex="12pt"/>
    </style:style>
    <style:style style:name="P47" style:family="paragraph" style:parent-style-name="Standard">
      <style:text-properties fo:font-size="12pt" officeooo:rsid="001b5e10" officeooo:paragraph-rsid="001b5e10" style:font-size-asian="12pt" style:font-size-complex="12pt"/>
    </style:style>
    <style:style style:name="P48" style:family="paragraph" style:parent-style-name="Standard">
      <style:text-properties fo:color="#000066" style:font-name="Droid Sans Mono" fo:font-size="12pt" fo:font-weight="normal" officeooo:rsid="001b5e10" officeooo:paragraph-rsid="001b5e10" fo:background-color="#ffffff" style:font-size-asian="12pt" style:font-size-complex="12pt"/>
    </style:style>
    <style:style style:name="P49" style:family="paragraph" style:parent-style-name="Standard">
      <style:text-properties fo:color="#000066" style:font-name="Droid Sans Mono" fo:font-size="12pt" fo:font-weight="normal" officeooo:paragraph-rsid="002b18d0" fo:background-color="#ffffff"/>
    </style:style>
    <style:style style:name="T1" style:family="text">
      <style:text-properties fo:color="#ce9178"/>
    </style:style>
    <style:style style:name="T2" style:family="text">
      <style:text-properties fo:color="#ce9178" style:font-name="Droid Sans Mono" fo:font-size="10.5pt"/>
    </style:style>
    <style:style style:name="T3" style:family="text">
      <style:text-properties fo:color="#ce9178" style:font-name="Droid Sans Mono" fo:font-size="10.5pt" fo:background-color="#1e1e1e" loext:char-shading-value="0"/>
    </style:style>
    <style:style style:name="T4" style:family="text">
      <style:text-properties fo:color="#ce9178" style:font-name="Droid Sans Mono" fo:font-size="10.5pt" officeooo:rsid="00218abb" fo:background-color="#1e1e1e" loext:char-shading-value="0"/>
    </style:style>
    <style:style style:name="T5" style:family="text">
      <style:text-properties fo:color="#ce9178" style:font-name="Droid Sans Mono" fo:font-size="10.5pt" fo:background-color="#ffffff" loext:char-shading-value="0"/>
    </style:style>
    <style:style style:name="T6" style:family="text">
      <style:text-properties fo:color="#ce9178" style:font-name="Droid Sans Mono" fo:font-size="10.5pt" fo:background-color="#ffffff" loext:char-shading-value="0"/>
    </style:style>
    <style:style style:name="T7" style:family="text">
      <style:text-properties fo:color="#ce9178" style:font-name="Droid Sans Mono" fo:background-color="#1e1e1e" loext:char-shading-value="0"/>
    </style:style>
    <style:style style:name="T8" style:family="text">
      <style:text-properties fo:color="#ce9178" fo:font-size="12pt" officeooo:rsid="00194c36" fo:background-color="#ffffff" loext:char-shading-value="0"/>
    </style:style>
    <style:style style:name="T9" style:family="text">
      <style:text-properties fo:color="#ce9178" fo:font-size="10.5pt" fo:background-color="#1e1e1e" loext:char-shading-value="0"/>
    </style:style>
    <style:style style:name="T10" style:family="text">
      <style:text-properties fo:font-variant="normal" fo:text-transform="none" fo:color="#ce9178" style:font-name="Droid Sans Mono" fo:font-size="10.5pt" fo:letter-spacing="normal" fo:font-style="normal" officeooo:rsid="00194c36" fo:background-color="#1e1e1e" loext:char-shading-value="0"/>
    </style:style>
    <style:style style:name="T11" style:family="text">
      <style:text-properties fo:font-variant="normal" fo:text-transform="none" fo:color="#ce9178" style:font-name="Droid Sans Mono" fo:font-size="10.5pt" fo:letter-spacing="normal" fo:font-style="normal" officeooo:rsid="00254a33" fo:background-color="#1e1e1e" loext:char-shading-value="0"/>
    </style:style>
    <style:style style:name="T12" style:family="text">
      <style:text-properties fo:font-variant="normal" fo:text-transform="none" fo:color="#ce9178" style:font-name="Droid Sans Mono" fo:font-size="10.5pt" fo:letter-spacing="normal" fo:font-style="normal" officeooo:rsid="00194c36"/>
    </style:style>
    <style:style style:name="T13" style:family="text">
      <style:text-properties fo:font-variant="normal" fo:text-transform="none" fo:color="#ce9178" style:font-name="Droid Sans Mono" fo:font-size="10.5pt" fo:letter-spacing="normal" fo:font-style="normal" officeooo:rsid="00194c36" fo:background-color="#ffffff" loext:char-shading-value="0"/>
    </style:style>
    <style:style style:name="T14" style:family="text">
      <style:text-properties fo:font-variant="normal" fo:text-transform="none" fo:color="#ce9178" style:font-name="Droid Sans Mono" fo:font-size="10.5pt" fo:letter-spacing="normal" fo:font-style="normal" officeooo:rsid="00194c36" fo:background-color="#ffffff" loext:char-shading-value="0"/>
    </style:style>
    <style:style style:name="T15" style:family="text">
      <style:text-properties fo:font-variant="normal" fo:text-transform="none" fo:color="#ce9178" style:font-name="Droid Sans Mono" fo:letter-spacing="normal" fo:font-style="normal" officeooo:rsid="00194c36" fo:background-color="#1e1e1e" loext:char-shading-value="0"/>
    </style:style>
    <style:style style:name="T16" style:family="text">
      <style:text-properties fo:font-variant="normal" fo:text-transform="none" fo:color="#ce9178" fo:letter-spacing="normal" fo:font-style="normal" officeooo:rsid="00254a33" fo:background-color="#ffffff"/>
    </style:style>
    <style:style style:name="T17" style:family="text">
      <style:text-properties fo:font-variant="normal" fo:text-transform="none" style:font-name="Droid Sans Mono" fo:font-size="10.5pt" fo:letter-spacing="normal" fo:font-style="normal" officeooo:rsid="00194c36" fo:background-color="#ffffff" loext:char-shading-value="0"/>
    </style:style>
    <style:style style:name="T18" style:family="text">
      <style:text-properties fo:font-variant="normal" fo:text-transform="none" style:font-name="Droid Sans Mono" fo:font-size="10.5pt" fo:letter-spacing="normal" fo:font-style="normal" officeooo:rsid="00254a33" fo:background-color="#ffffff" loext:char-shading-value="0"/>
    </style:style>
    <style:style style:name="T19" style:family="text">
      <style:text-properties fo:font-variant="normal" fo:text-transform="none" style:font-name="Droid Sans Mono" fo:font-size="10.5pt" fo:letter-spacing="normal" fo:font-style="normal" officeooo:rsid="00281653"/>
    </style:style>
    <style:style style:name="T20" style:family="text">
      <style:text-properties fo:font-variant="normal" fo:text-transform="none" style:font-name="Droid Sans Mono" fo:font-size="10.5pt" fo:letter-spacing="normal" fo:font-style="normal" officeooo:rsid="00281653" fo:background-color="#ffffff"/>
    </style:style>
    <style:style style:name="T21" style:family="text">
      <style:text-properties fo:font-variant="normal" fo:text-transform="none" style:font-name="Droid Sans Mono" fo:font-size="10.5pt" fo:letter-spacing="normal" fo:font-style="normal" officeooo:rsid="00254a33"/>
    </style:style>
    <style:style style:name="T22" style:family="text">
      <style:text-properties fo:font-variant="normal" fo:text-transform="none" style:font-name="Droid Sans Mono" fo:font-size="10.5pt" fo:letter-spacing="normal" fo:font-style="normal" officeooo:rsid="00254a33" fo:background-color="#ffffff"/>
    </style:style>
    <style:style style:name="T23" style:family="text">
      <style:text-properties fo:font-variant="normal" fo:text-transform="none" style:font-name="Droid Sans Mono" fo:font-size="10.5pt" fo:letter-spacing="normal" fo:font-style="normal" fo:background-color="#ffffff"/>
    </style:style>
    <style:style style:name="T24" style:family="text">
      <style:text-properties fo:font-variant="normal" fo:text-transform="none" style:font-name="Droid Sans Mono" fo:font-size="10.5pt" fo:letter-spacing="normal" fo:font-style="normal" officeooo:rsid="002900ce" fo:background-color="#ffffff"/>
    </style:style>
    <style:style style:name="T25" style:family="text">
      <style:text-properties fo:font-variant="normal" fo:text-transform="none" style:font-name="Droid Sans Mono" fo:letter-spacing="normal" fo:font-style="normal" officeooo:rsid="00254a33"/>
    </style:style>
    <style:style style:name="T26" style:family="text">
      <style:text-properties fo:font-variant="normal" fo:text-transform="none" style:font-name="Droid Sans Mono" fo:letter-spacing="normal" fo:font-style="normal" officeooo:rsid="00254a33" fo:background-color="#ffffff"/>
    </style:style>
    <style:style style:name="T27" style:family="text">
      <style:text-properties fo:font-variant="normal" fo:text-transform="none" style:font-name="Droid Sans Mono" fo:letter-spacing="normal" fo:font-style="normal" officeooo:rsid="002900ce" fo:background-color="#ffffff"/>
    </style:style>
    <style:style style:name="T28" style:family="text">
      <style:text-properties fo:font-variant="normal" fo:text-transform="none" style:font-name="Droid Sans Mono" fo:letter-spacing="normal" fo:font-style="normal" officeooo:rsid="00281653"/>
    </style:style>
    <style:style style:name="T29" style:family="text">
      <style:text-properties fo:font-variant="normal" fo:text-transform="none" style:font-name="Droid Sans Mono" fo:letter-spacing="normal" fo:font-style="normal" officeooo:rsid="00281653" fo:background-color="#ffffff"/>
    </style:style>
    <style:style style:name="T30" style:family="text">
      <style:text-properties fo:font-variant="normal" fo:text-transform="none" style:font-name="Droid Sans Mono" fo:letter-spacing="normal" fo:font-style="normal" officeooo:rsid="00254a33" fo:background-color="#ffffff" loext:char-shading-value="0"/>
    </style:style>
    <style:style style:name="T31" style:family="text">
      <style:text-properties fo:font-variant="normal" fo:text-transform="none" fo:color="#3333ff" style:font-name="Droid Sans Mono" fo:font-size="10.5pt" fo:letter-spacing="normal" fo:font-style="normal" officeooo:rsid="00194c36" fo:background-color="#ffffff" loext:char-shading-value="0"/>
    </style:style>
    <style:style style:name="T32" style:family="text">
      <style:text-properties fo:font-variant="normal" fo:text-transform="none" fo:color="#3333ff" style:font-name="Droid Sans Mono" fo:font-size="10.5pt" fo:letter-spacing="normal" fo:font-style="normal" officeooo:rsid="00254a33" fo:background-color="#ffffff"/>
    </style:style>
    <style:style style:name="T33" style:family="text">
      <style:text-properties fo:font-variant="normal" fo:text-transform="none" fo:color="#3333ff" style:font-name="Droid Sans Mono" fo:font-size="10.5pt" fo:letter-spacing="normal" fo:font-style="normal" officeooo:rsid="00254a33" fo:background-color="#1e1e1e" loext:char-shading-value="0"/>
    </style:style>
    <style:style style:name="T34" style:family="text">
      <style:text-properties fo:font-variant="normal" fo:text-transform="none" fo:color="#3333ff" style:font-name="Droid Sans Mono" fo:font-size="10.5pt" fo:letter-spacing="normal" fo:font-style="normal" fo:background-color="#ffffff"/>
    </style:style>
    <style:style style:name="T35" style:family="text">
      <style:text-properties fo:font-variant="normal" fo:text-transform="none" fo:color="#3333ff" style:font-name="Droid Sans Mono" fo:letter-spacing="normal" fo:font-style="normal" officeooo:rsid="00254a33" fo:background-color="#ffffff"/>
    </style:style>
    <style:style style:name="T36" style:family="text">
      <style:text-properties fo:font-variant="normal" fo:text-transform="none" fo:color="#3333ff" style:font-name="Droid Sans Mono" fo:letter-spacing="normal" fo:font-style="normal" officeooo:rsid="00194c36" fo:background-color="#ffffff" loext:char-shading-value="0"/>
    </style:style>
    <style:style style:name="T37" style:family="text">
      <style:text-properties fo:font-variant="normal" fo:text-transform="none" fo:color="#3333ff" style:font-name="Droid Sans Mono" fo:font-size="12pt" fo:letter-spacing="normal" fo:font-style="normal" officeooo:rsid="00254a33" style:font-size-asian="12pt" style:font-size-complex="12pt" fo:background-color="#ffffff"/>
    </style:style>
    <style:style style:name="T38" style:family="text">
      <style:text-properties fo:font-variant="normal" fo:text-transform="none" fo:color="#3333ff" style:font-name="Droid Sans Mono" fo:font-size="12pt" fo:letter-spacing="normal" fo:font-style="normal" officeooo:rsid="00194c36" fo:background-color="#ffffff" loext:char-shading-value="0" style:font-size-asian="12pt" style:font-size-complex="12pt"/>
    </style:style>
    <style:style style:name="T39" style:family="text">
      <style:text-properties fo:font-variant="normal" fo:text-transform="none" fo:color="#3333ff" fo:letter-spacing="normal" fo:font-style="normal" officeooo:rsid="00194c36" fo:background-color="#ffffff" loext:char-shading-value="0"/>
    </style:style>
    <style:style style:name="T40" style:family="text">
      <style:text-properties fo:font-variant="normal" fo:text-transform="none" fo:color="#3333ff" fo:font-size="12pt" fo:letter-spacing="normal" fo:font-style="normal" officeooo:rsid="00194c36" fo:background-color="#ffffff" loext:char-shading-value="0" style:font-size-asian="12pt" style:font-size-complex="12pt"/>
    </style:style>
    <style:style style:name="T41" style:family="text">
      <style:text-properties fo:font-variant="normal" fo:text-transform="none" fo:letter-spacing="normal" fo:font-style="normal" officeooo:rsid="00254a33"/>
    </style:style>
    <style:style style:name="T42" style:family="text">
      <style:text-properties fo:font-variant="normal" fo:text-transform="none" fo:letter-spacing="normal" fo:font-style="normal" officeooo:rsid="00254a33" fo:background-color="#ffffff"/>
    </style:style>
    <style:style style:name="T43" style:family="text">
      <style:text-properties fo:font-variant="normal" fo:text-transform="none" fo:letter-spacing="normal" fo:font-style="normal" officeooo:rsid="00194c36"/>
    </style:style>
    <style:style style:name="T44" style:family="text">
      <style:text-properties fo:font-variant="normal" fo:text-transform="none" fo:letter-spacing="normal" fo:font-style="normal" officeooo:rsid="00194c36" fo:background-color="#ffffff" loext:char-shading-value="0"/>
    </style:style>
    <style:style style:name="T45" style:family="text">
      <style:text-properties fo:font-variant="normal" fo:text-transform="none" fo:letter-spacing="normal" fo:font-style="normal" officeooo:rsid="00194c36" fo:background-color="#ffffff" loext:char-shading-value="0"/>
    </style:style>
    <style:style style:name="T46" style:family="text">
      <style:text-properties fo:font-variant="normal" fo:text-transform="none" fo:color="#9cdcfe" fo:letter-spacing="normal" fo:font-style="normal" officeooo:rsid="00254a33" fo:background-color="#ffffff"/>
    </style:style>
    <style:style style:name="T47" style:family="text">
      <style:text-properties fo:font-variant="normal" fo:text-transform="none" fo:color="#9cdcfe" style:font-name="Droid Sans Mono" fo:font-size="10.5pt" fo:letter-spacing="normal" fo:font-style="normal" officeooo:rsid="00254a33" fo:background-color="#1e1e1e" loext:char-shading-value="0"/>
    </style:style>
    <style:style style:name="T48" style:family="text">
      <style:text-properties fo:font-variant="normal" fo:text-transform="none" fo:color="#d4d4d4" style:font-name="Droid Sans Mono" fo:font-size="10.5pt" fo:letter-spacing="normal" fo:font-style="normal" officeooo:rsid="00254a33" fo:background-color="#1e1e1e" loext:char-shading-value="0"/>
    </style:style>
    <style:style style:name="T49" style:family="text">
      <style:text-properties officeooo:rsid="00194c36"/>
    </style:style>
    <style:style style:name="T50" style:family="text">
      <style:text-properties fo:background-color="#ffffff"/>
    </style:style>
    <style:style style:name="T51" style:family="text">
      <style:text-properties style:font-name="Droid Sans Mono"/>
    </style:style>
    <style:style style:name="T52" style:family="text">
      <style:text-properties style:font-name="Droid Sans Mono" fo:font-size="10.5pt"/>
    </style:style>
    <style:style style:name="T53" style:family="text">
      <style:text-properties style:font-name="Droid Sans Mono" fo:font-size="10.5pt" fo:background-color="#ffffff" loext:char-shading-value="0"/>
    </style:style>
    <style:style style:name="T54" style:family="text">
      <style:text-properties style:font-name="Droid Sans Mono" fo:font-size="10.5pt" officeooo:rsid="00194c36"/>
    </style:style>
    <style:style style:name="T55" style:family="text">
      <style:text-properties style:font-name="Droid Sans Mono" fo:font-size="10.5pt" officeooo:rsid="00218abb"/>
    </style:style>
    <style:style style:name="T56" style:family="text">
      <style:text-properties style:font-name="Droid Sans Mono" fo:font-size="10.5pt" officeooo:rsid="00254a33"/>
    </style:style>
    <style:style style:name="T57" style:family="text">
      <style:text-properties style:font-name="Droid Sans Mono" fo:font-size="10.5pt" officeooo:rsid="00254a33" fo:background-color="#ffffff"/>
    </style:style>
    <style:style style:name="T58" style:family="text">
      <style:text-properties style:font-name="Droid Sans Mono" fo:font-size="10.5pt" fo:background-color="#ffffff"/>
    </style:style>
    <style:style style:name="T59" style:family="text">
      <style:text-properties style:font-name="Droid Sans Mono" officeooo:rsid="00254a33"/>
    </style:style>
    <style:style style:name="T60" style:family="text">
      <style:text-properties style:font-name="Droid Sans Mono" officeooo:rsid="00254a33" fo:background-color="#ffffff"/>
    </style:style>
    <style:style style:name="T61" style:family="text">
      <style:text-properties style:font-name="Droid Sans Mono" fo:background-color="#ffffff"/>
    </style:style>
    <style:style style:name="T62" style:family="text">
      <style:text-properties style:font-name="Droid Sans Mono" fo:background-color="#ffffff" loext:char-shading-value="0"/>
    </style:style>
    <style:style style:name="T63" style:family="text">
      <style:text-properties style:font-name="Droid Sans Mono" officeooo:rsid="00194c36"/>
    </style:style>
    <style:style style:name="T64" style:family="text">
      <style:text-properties style:font-name="Droid Sans Mono" officeooo:rsid="00218abb"/>
    </style:style>
    <style:style style:name="T65" style:family="text">
      <style:text-properties style:font-name="Droid Sans Mono" fo:font-size="12pt"/>
    </style:style>
    <style:style style:name="T66" style:family="text">
      <style:text-properties style:font-name="Droid Sans Mono" fo:font-size="12pt" officeooo:rsid="00254a33" style:font-size-asian="12pt" style:font-size-complex="12pt" fo:background-color="#ffffff"/>
    </style:style>
    <style:style style:name="T67" style:family="text">
      <style:text-properties style:font-name="Droid Sans Mono" fo:font-size="12pt" officeooo:rsid="00194c36" fo:background-color="#ffffff" loext:char-shading-value="0"/>
    </style:style>
    <style:style style:name="T68" style:family="text">
      <style:text-properties style:font-name="Droid Sans Mono" fo:font-size="12pt" fo:background-color="#ffffff" loext:char-shading-value="0"/>
    </style:style>
    <style:style style:name="T69" style:family="text">
      <style:text-properties style:font-name="Droid Sans Mono" fo:font-size="12pt" officeooo:rsid="00194c36"/>
    </style:style>
    <style:style style:name="T70" style:family="text">
      <style:text-properties style:font-name="Droid Sans Mono" fo:font-size="12pt" officeooo:rsid="00194c36" fo:background-color="#ffffff"/>
    </style:style>
    <style:style style:name="T71" style:family="text">
      <style:text-properties style:font-name="Droid Sans Mono" fo:font-size="12pt" fo:background-color="#ffffff"/>
    </style:style>
    <style:style style:name="T72" style:family="text">
      <style:text-properties fo:color="#3333ff" style:font-name="Droid Sans Mono" fo:font-size="10.5pt" officeooo:rsid="00194c36" fo:background-color="#ffffff" loext:char-shading-value="0"/>
    </style:style>
    <style:style style:name="T73" style:family="text">
      <style:text-properties fo:color="#3333ff" style:font-name="Droid Sans Mono" fo:font-size="10.5pt" fo:background-color="#ffffff" loext:char-shading-value="0"/>
    </style:style>
    <style:style style:name="T74" style:family="text">
      <style:text-properties fo:color="#3333ff" style:font-name="Droid Sans Mono" fo:font-size="10.5pt" officeooo:rsid="00218abb" fo:background-color="#ffffff" loext:char-shading-value="0"/>
    </style:style>
    <style:style style:name="T75" style:family="text">
      <style:text-properties fo:color="#3333ff" style:font-name="Droid Sans Mono" fo:font-size="10.5pt" officeooo:rsid="00254a33" fo:background-color="#1e1e1e" loext:char-shading-value="0"/>
    </style:style>
    <style:style style:name="T76" style:family="text">
      <style:text-properties fo:color="#3333ff" style:font-name="Droid Sans Mono" fo:font-size="10.5pt" officeooo:rsid="00254a33" fo:background-color="#ffffff"/>
    </style:style>
    <style:style style:name="T77" style:family="text">
      <style:text-properties fo:color="#3333ff" style:font-name="Droid Sans Mono" officeooo:rsid="00254a33" fo:background-color="#ffffff"/>
    </style:style>
    <style:style style:name="T78" style:family="text">
      <style:text-properties fo:color="#3333ff" style:font-name="Droid Sans Mono" officeooo:rsid="00194c36" fo:background-color="#ffffff" loext:char-shading-value="0"/>
    </style:style>
    <style:style style:name="T79" style:family="text">
      <style:text-properties fo:color="#3333ff" style:font-name="Droid Sans Mono" fo:background-color="#ffffff" loext:char-shading-value="0"/>
    </style:style>
    <style:style style:name="T80" style:family="text">
      <style:text-properties fo:color="#3333ff" style:font-name="Droid Sans Mono" officeooo:rsid="00218abb" fo:background-color="#ffffff" loext:char-shading-value="0"/>
    </style:style>
    <style:style style:name="T81" style:family="text">
      <style:text-properties fo:color="#3333ff" style:font-name="Droid Sans Mono" fo:font-size="12pt" officeooo:rsid="00254a33" style:font-size-asian="12pt" style:font-size-complex="12pt" fo:background-color="#ffffff"/>
    </style:style>
    <style:style style:name="T82" style:family="text">
      <style:text-properties fo:color="#3333ff" style:font-name="Droid Sans Mono" fo:font-size="12pt" officeooo:rsid="00194c36" fo:background-color="#ffffff" loext:char-shading-value="0" style:font-size-asian="12pt" style:font-size-complex="12pt"/>
    </style:style>
    <style:style style:name="T83" style:family="text">
      <style:text-properties fo:color="#3333ff" style:font-name="Droid Sans Mono" fo:font-size="12pt" fo:background-color="#ffffff" loext:char-shading-value="0" style:font-size-asian="12pt" style:font-size-complex="12pt"/>
    </style:style>
    <style:style style:name="T84" style:family="text">
      <style:text-properties fo:color="#3333ff" style:font-name="Droid Sans Mono" fo:font-size="12pt" officeooo:rsid="00218abb" fo:background-color="#ffffff" loext:char-shading-value="0" style:font-size-asian="12pt" style:font-size-complex="12pt"/>
    </style:style>
    <style:style style:name="T85" style:family="text">
      <style:text-properties fo:color="#3333ff" style:font-name="Droid Sans Mono" fo:font-size="12pt" officeooo:rsid="00194c36" fo:background-color="#ffffff" loext:char-shading-value="0"/>
    </style:style>
    <style:style style:name="T86" style:family="text">
      <style:text-properties fo:color="#3333ff" style:font-name="Droid Sans Mono" fo:font-size="12pt" fo:background-color="#ffffff" loext:char-shading-value="0"/>
    </style:style>
    <style:style style:name="T87" style:family="text">
      <style:text-properties fo:color="#3333ff" officeooo:rsid="00194c36" fo:background-color="#ffffff" loext:char-shading-value="0"/>
    </style:style>
    <style:style style:name="T88" style:family="text">
      <style:text-properties fo:color="#3333ff" fo:font-size="12pt" officeooo:rsid="00194c36" fo:background-color="#ffffff" loext:char-shading-value="0"/>
    </style:style>
    <style:style style:name="T89" style:family="text">
      <style:text-properties fo:color="#9cdcfe"/>
    </style:style>
    <style:style style:name="T90" style:family="text">
      <style:text-properties fo:color="#9cdcfe" fo:font-size="12pt" officeooo:rsid="00194c36" fo:background-color="#ffffff" loext:char-shading-value="0"/>
    </style:style>
    <style:style style:name="T91" style:family="text">
      <style:text-properties officeooo:rsid="00254a33"/>
    </style:style>
    <style:style style:name="T92" style:family="text">
      <style:text-properties fo:font-size="12pt" style:font-size-asian="12pt" style:font-size-complex="12pt"/>
    </style:style>
    <style:style style:name="T93" style:family="text">
      <style:text-properties fo:font-size="12pt" officeooo:rsid="00194c36" fo:background-color="#ffffff" loext:char-shading-value="0"/>
    </style:style>
    <style:style style:name="T94" style:family="text">
      <style:text-properties fo:font-size="12pt" officeooo:rsid="00194c36"/>
    </style:style>
    <style:style style:name="T95" style:family="text">
      <style:text-properties fo:font-size="12pt" officeooo:rsid="00194c36" fo:background-color="#ffffff"/>
    </style:style>
    <style:style style:name="T96" style:family="text">
      <style:text-properties fo:color="#dcdcaa" fo:font-size="12pt" officeooo:rsid="00194c36" fo:background-color="#ffffff" loext:char-shading-value="0"/>
    </style:style>
    <style:style style:name="T97" style:family="text">
      <style:text-properties officeooo:rsid="002b18d0"/>
    </style:style>
    <style:style style:name="T98" style:family="text">
      <style:text-properties officeooo:rsid="001b5e10" style:font-size-asian="12pt" style:font-size-complex="12pt" fo:background-color="#ffffff"/>
    </style:style>
    <style:style style:name="T99" style:family="text">
      <style:text-properties style:font-size-asian="12pt" style:font-size-complex="12pt" fo:background-color="#ffffff"/>
    </style:style>
    <style:style style:name="T100" style:family="text">
      <style:text-properties fo:font-size="10.5pt"/>
    </style:style>
    <style:style style:name="T101" style:family="text">
      <style:text-properties fo:font-size="10.5pt" fo:background-color="#1e1e1e" loext:char-shading-value="0"/>
    </style:style>
    <style:style style:name="T102" style:family="text">
      <style:text-properties fo:font-size="10.5pt"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9"><text:a xlink:type="simple" xlink:href="http://localhost:3000/tickets/create-tickets" text:style-name="Internet_20_link" text:visited-style-name="Visited_20_Internet_20_Link"><text:span text:style-name="T37"/></text:a></text:p>
      <text:p text:style-name="P32"><text:span text:style-name="T35"/></text:p>
      <text:p text:style-name="P29"><text:a xlink:type="simple" xlink:href="http://localhost:3000/tickets/create-tickets" text:style-name="Internet_20_link" text:visited-style-name="Visited_20_Internet_20_Link">http://localhost:3000/tickets/</text:a><text:span text:style-name="T37">pic-upload</text:span></text:p>
      <text:p text:style-name="P42"><text:span text:style-name="T26">{'_id' : req.body._id,</text:span></text:p>
      <text:p text:style-name="P38"><text:span text:style-name="T41">'photos' :req</text:span><text:span text:style-name="T25">.</text:span><text:span text:style-name="T41">file</text:span><text:span text:style-name="T25">.</text:span><text:span text:style-name="T41">path</text:span></text:p>
      <text:p text:style-name="P43"><text:span text:style-name="T27">}</text:span></text:p>
      <text:p text:style-name="P29"><text:a xlink:type="simple" xlink:href="http://localhost:3000/tickets/create-tickets" text:style-name="Internet_20_link" text:visited-style-name="Visited_20_Internet_20_Link"><text:span text:style-name="T37"/></text:a></text:p>
      <text:p text:style-name="P29"><text:a xlink:type="simple" xlink:href="http://localhost:3000/tickets/create-tickets" text:style-name="Internet_20_link" text:visited-style-name="Visited_20_Internet_20_Link"><text:span text:style-name="T37">http://localhost:3000/tickets/</text:span></text:a><text:span text:style-name="T81">get-ticket</text:span></text:p>
      <text:p text:style-name="P5"><text:span text:style-name="T60"/></text:p>
      <text:p text:style-name="P29"><text:a xlink:type="simple" xlink:href="http://localhost:3000/tickets/create-tickets" text:style-name="Internet_20_link" text:visited-style-name="Visited_20_Internet_20_Link"><text:span text:style-name="T37">http://localhost:3000/tickets/</text:span></text:a><text:span text:style-name="T81">getall-tickets</text:span></text:p>
      <text:p text:style-name="P5"><text:span text:style-name="T60"/></text:p>
      <text:p text:style-name="P4"><text:a xlink:type="simple" xlink:href="http://localhost:3000/tickets/create-tickets" text:style-name="Internet_20_link" text:visited-style-name="Visited_20_Internet_20_Link"><text:span text:style-name="T66">http://localhost:3000/tickets/create-tickets</text:span></text:a></text:p>
      <text:p text:style-name="P6"><text:span text:style-name="T60">{</text:span></text:p>
      <text:p text:style-name="P25"><text:span text:style-name="T91">"account":req.user.account,</text:span></text:p>
      <text:p text:style-name="P39">"email":req.user.email,</text:p>
      <text:p text:style-name="P39">"mobileno":req.user.mobileno,</text:p>
      <text:p text:style-name="P39">"discom":req.user.discom,</text:p>
      <text:p text:style-name="P39">"state":req.user.state,</text:p>
      <text:p text:style-name="P39">"powerFeeder":req.user.powerFeeder, </text:p>
      <text:p text:style-name="P39">"title": req.body.title,</text:p>
      <text:p text:style-name="P39">"description":req.body.description,</text:p>
      <text:p text:style-name="P39">"photos":req.body.photos,</text:p>
      <text:p text:style-name="P40"><text:span text:style-name="T50">"status":req.body.status,</text:span></text:p>
      <text:p text:style-name="P33"><text:span text:style-name="T29">}</text:span></text:p>
      <text:p text:style-name="P36"><text:span text:style-name="T26"/></text:p>
      <text:p text:style-name="P36"><text:span text:style-name="T26">http://localhost:3000/user/profile</text:span></text:p>
      <text:p text:style-name="P36"><text:span text:style-name="T26"/></text:p>
      <text:p text:style-name="P36"><text:span text:style-name="T26">http://localhost:3000/user</text:span><text:span text:style-name="T61">/auth/facebook</text:span></text:p>
      <text:p text:style-name="P36"><text:span text:style-name="T26">http://localhost:3000/user/auth/facebook/</text:span><text:span text:style-name="T61">redirect</text:span></text:p>
      <text:p text:style-name="P21"><text:span text:style-name="T51"/></text:p>
      <text:p text:style-name="P22"><text:span text:style-name="T51"/></text:p>
      <text:p text:style-name="P36"><text:span text:style-name="T26">http://localhost:3000/user</text:span><text:span text:style-name="T61">/auth/google</text:span></text:p>
      <text:p text:style-name="P37"><text:span text:style-name="T30">http://localhost:3000/user/auth/</text:span><text:span text:style-name="T62">google</text:span><text:span text:style-name="T30">/redirect</text:span></text:p>
      <text:p text:style-name="P7"><text:span text:style-name="T7"/></text:p>
      <text:p text:style-name="P22"><text:span text:style-name="T51">http://localhost:3000/user/passport-logout</text:span></text:p>
      <text:p text:style-name="P15"><text:span text:style-name="T51"/></text:p>
      <text:p text:style-name="P28"><text:a xlink:type="simple" xlink:href="http://localhost:3000/user/passport-login" text:style-name="Internet_20_link" text:visited-style-name="Visited_20_Internet_20_Link"><text:span text:style-name="T38">http://localhost:3000/user/</text:span></text:a><text:span text:style-name="T82">is-user</text:span></text:p>
      <text:p text:style-name="P16"><text:span text:style-name="T63">{</text:span></text:p>
      <text:p text:style-name="P20"><text:span text:style-name="T49">“email”</text:span></text:p>
      <text:p text:style-name="P16"><text:span text:style-name="T51">}</text:span></text:p>
      <text:p text:style-name="P15"/>
      <text:p text:style-name="P28"><text:a xlink:type="simple" xlink:href="http://localhost:3000/user/passport-login" text:style-name="Internet_20_link" text:visited-style-name="Visited_20_Internet_20_Link"><text:span text:style-name="T38">http://localhost:3000/user/</text:span></text:a><text:span text:style-name="T83">feeder-list</text:span></text:p>
      <text:p text:style-name="P35"><text:span text:style-name="T28">{</text:span></text:p>
      <text:p text:style-name="P35"><text:span text:style-name="T51">"powerFeeder"</text:span></text:p>
      <text:p text:style-name="P16"><text:span text:style-name="T51">}</text:span></text:p>
      <text:p text:style-name="P16"><text:span text:style-name="T59"/></text:p>
      <text:p text:style-name="P15"><text:span text:style-name="T51">"resetPasswordExpires" : ISODate("2018-03-05T11:55:51.240Z"),</text:span></text:p>
      <text:p text:style-name="P15"><text:span text:style-name="T51">"resetPasswordToken" : "QlRnAOiCum2V4iXNFBPojg=="</text:span></text:p>
      <text:p text:style-name="P17"><text:span text:style-name="T51"/></text:p>
      <text:p text:style-name="P3"><text:a xlink:type="simple" xlink:href="http://localhost:3000/user/reset/:token" text:style-name="Internet_20_link" text:visited-style-name="Visited_20_Internet_20_Link"><text:span text:style-name="T83">http://localhost:3000/user/reset/:</text:span></text:a><text:a xlink:type="simple" xlink:href="http://localhost:3000/user/reset/:token" text:style-name="Internet_20_link" text:visited-style-name="Visited_20_Internet_20_Link"><text:span text:style-name="T84">token</text:span></text:a><text:span text:style-name="T84"> <text:s text:c="4"/>post</text:span></text:p>
      <text:p text:style-name="P17"><text:span text:style-name="T64">http://localhost:3000/user/reset/QlRnAOiCum2V4iXNFBPojg==</text:span></text:p>
      <text:p text:style-name="P18"><text:soft-page-break/>{</text:p>
      <text:p text:style-name="P18"><text:tab/>"password":"Qwerty12345$"</text:p>
      <text:p text:style-name="P18">}</text:p>
      <text:p text:style-name="P3"><text:a xlink:type="simple" xlink:href="http://localhost:3000/user/reset/:token" text:style-name="Internet_20_link" text:visited-style-name="Visited_20_Internet_20_Link"><text:span text:style-name="T83">http://localhost:3000/user/reset/:</text:span></text:a><text:a xlink:type="simple" xlink:href="http://localhost:3000/user/reset/:token" text:style-name="Internet_20_link" text:visited-style-name="Visited_20_Internet_20_Link"><text:span text:style-name="T84">token</text:span></text:a><text:span text:style-name="T84"> <text:s text:c="4"/>get</text:span></text:p>
      <text:p text:style-name="P17"><text:span text:style-name="T64"/></text:p>
      <text:p text:style-name="P17"/>
      <text:p text:style-name="P23"><text:span text:style-name="T51">http://localhost:3000/notification/forgot-password'</text:span></text:p>
      <text:p text:style-name="P19"/>
      <text:p text:style-name="P2"><text:a xlink:type="simple" xlink:href="http://localhost:3000/user/forgot" text:style-name="Internet_20_link" text:visited-style-name="Visited_20_Internet_20_Link"><text:span text:style-name="T92">http://localhost:3000/user/forgot</text:span></text:a></text:p>
      <text:p text:style-name="P8">{</text:p>
      <text:p text:style-name="P8"><text:tab/>"email":"aayushkr20@gmail.com"</text:p>
      <text:p text:style-name="P8">}</text:p>
      <text:p text:style-name="P2"><text:a xlink:type="simple" xlink:href="http://localhost:3000/user/passport-login" text:style-name="Internet_20_link" text:visited-style-name="Visited_20_Internet_20_Link"><text:span text:style-name="T92">http://localhost:3000/user/passport-login</text:span></text:a></text:p>
      <text:p text:style-name="P9">{</text:p>
      <text:p text:style-name="P9"><text:tab/>"email" : "aayushkr20@gmail.com",</text:p>
      <text:p text:style-name="P9"><text:tab/>"password":"Qwerty12345#"</text:p>
      <text:p text:style-name="P9">}</text:p>
      <text:p text:style-name="P45"/>
      <text:p text:style-name="P1"><text:a xlink:type="simple" xlink:href="http://localhost:3000/user/update-profile" text:style-name="Internet_20_link" text:visited-style-name="Visited_20_Internet_20_Link"><text:span text:style-name="T92">http://localhost:3000/user/update-profile</text:span></text:a></text:p>
      <text:p text:style-name="P10">{</text:p>
      <text:p text:style-name="P10"><text:tab/>"account" : "123456",</text:p>
      <text:p text:style-name="P10"><text:s text:c="4"/>"firstname":"aayush",</text:p>
      <text:p text:style-name="P10"><text:s text:c="4"/>"lastname":"kumar",</text:p>
      <text:p text:style-name="P10"><text:s text:c="4"/>"email": "aayushkr10@gmail.com",</text:p>
      <text:p text:style-name="P10"><text:s text:c="4"/>"mobileno":"8553538923",</text:p>
      <text:p text:style-name="P10"><text:s text:c="4"/>"occupation": "doctor",</text:p>
      <text:p text:style-name="P10"><text:s text:c="4"/>"state": "delhi",</text:p>
      <text:p text:style-name="P10"><text:s text:c="4"/>"discom": "delhi",</text:p>
      <text:p text:style-name="P10"><text:s text:c="4"/>"city": "delhi",</text:p>
      <text:p text:style-name="P10"><text:s text:c="4"/>"powerFeeder": "noida",</text:p>
      <text:p text:style-name="P10"><text:s text:c="4"/>"pin": "201301",</text:p>
      <text:p text:style-name="P10"><text:s text:c="4"/>"gender":"male",</text:p>
      <text:p text:style-name="P10"><text:s text:c="4"/>"notification": "sms"</text:p>
      <text:p text:style-name="P10">}</text:p>
      <text:p text:style-name="P45"/>
      <text:p text:style-name="P1"><text:a xlink:type="simple" xlink:href="http://localhost:3000/user/passport-signup" text:style-name="Internet_20_link" text:visited-style-name="Visited_20_Internet_20_Link"><text:span text:style-name="T92">http://localhost:3000/user/passport-signup</text:span></text:a></text:p>
      <text:p text:style-name="P10">{</text:p>
      <text:p text:style-name="P10"><text:tab/>"email":"aayushkr15@gmail.com",</text:p>
      <text:p text:style-name="P10"><text:tab/>"password":"qwerty12345#"</text:p>
      <text:p text:style-name="P10">}</text:p>
      <text:p text:style-name="P45"/>
      <text:p text:style-name="P1"><text:a xlink:type="simple" xlink:href="http://localhost:3000/user/is-user" text:style-name="Internet_20_link" text:visited-style-name="Visited_20_Internet_20_Link"><text:span text:style-name="T92">http://localhost:3000/user/is-user</text:span></text:a></text:p>
      <text:p text:style-name="P10">{</text:p>
      <text:p text:style-name="P10"><text:tab/>"email":"aayushkr10@gmail.com"</text:p>
      <text:p text:style-name="P10">}</text:p>
      <text:p text:style-name="P45"/>
      <text:p text:style-name="P1"><text:a xlink:type="simple" xlink:href="http://localhost:3000/tickets/create-tickets" text:style-name="Internet_20_link" text:visited-style-name="Visited_20_Internet_20_Link"><text:span text:style-name="T92">http://localhost:3000/tickets/create-tickets</text:span></text:a></text:p>
      <text:p text:style-name="P10">{</text:p>
      <text:p text:style-name="P10"><text:tab/>"title": "we3r3fefefef",</text:p>
      <text:p text:style-name="P10"><text:tab/>"status" : "open",</text:p>
      <text:p text:style-name="P10"><text:tab/>"description": "jdadahudhwygywgfywdgw"</text:p>
      <text:p text:style-name="P10"><text:tab/></text:p>
      <text:p text:style-name="P10"><text:soft-page-break/>}</text:p>
      <text:p text:style-name="P45"/>
      <text:p text:style-name="P45"/>
      <text:p text:style-name="P1"><text:a xlink:type="simple" xlink:href="http://localhost:3000/tickets/status-change" text:style-name="Internet_20_link" text:visited-style-name="Visited_20_Internet_20_Link"><text:span text:style-name="T92">http://localhost:3000/tickets/status-change</text:span></text:a></text:p>
      <text:p text:style-name="P10">{</text:p>
      <text:p text:style-name="P10"><text:tab/>"_id":"5a94fb003763822602b96211",</text:p>
      <text:p text:style-name="P10"><text:tab/>"status":"resolved"</text:p>
      <text:p text:style-name="P10">}</text:p>
      <text:p text:style-name="P31"><text:a xlink:type="simple" xlink:href="http://localhost:3000/powercut/passed-powercuts" text:style-name="Internet_20_link" text:visited-style-name="Visited_20_Internet_20_Link"><text:span text:style-name="T40">http://localhost:3000/powercut/</text:span></text:a><text:span text:style-name="T85">Allpowercuts</text:span></text:p>
      <text:p text:style-name="P14"/>
      <text:p text:style-name="P30"><text:a xlink:type="simple" xlink:href="http://localhost:3000/powercut/passed-powercuts" text:style-name="Internet_20_link" text:visited-style-name="Visited_20_Internet_20_Link"><text:span text:style-name="T40">http://localhost:3000/powercut/</text:span></text:a><text:span text:style-name="T82">ongoing-powercuts</text:span></text:p>
      <text:p text:style-name="P11"><text:span text:style-name="T78"/></text:p>
      <text:p text:style-name="P30"><text:a xlink:type="simple" xlink:href="http://localhost:3000/powercut/passed-powercuts" text:style-name="Internet_20_link" text:visited-style-name="Visited_20_Internet_20_Link"><text:span text:style-name="T40">http://localhost:3000/powercut/</text:span></text:a><text:a xlink:type="simple" xlink:href="http://localhost:3000/powercut/passed-powercuts" text:style-name="Internet_20_link" text:visited-style-name="Visited_20_Internet_20_Link"><text:span text:style-name="T83">passed-powercuts</text:span></text:a></text:p>
      <text:p text:style-name="P30"><text:span text:style-name="T83"/></text:p>
      <text:p text:style-name="P30"><text:a xlink:type="simple" xlink:href="http://localhost:3000/powercut/schedule-powercut" text:style-name="Internet_20_link" text:visited-style-name="Visited_20_Internet_20_Link">http://localhost:3000/powercut/</text:a><text:span text:style-name="T38">scheduled-powercuts</text:span></text:p>
      <text:p text:style-name="P34"><text:span text:style-name="T15"/></text:p>
      <text:p text:style-name="P12"/>
      <text:p text:style-name="P1"><text:a xlink:type="simple" xlink:href="http://localhost:3000/powercut/schedule-powercut" text:style-name="Internet_20_link" text:visited-style-name="Visited_20_Internet_20_Link"><text:span text:style-name="T92">http://localhost:3000/powercut/schedule-powercut</text:span></text:a></text:p>
      <text:p text:style-name="P10">{</text:p>
      <text:p text:style-name="P10">"from": "89",</text:p>
      <text:p text:style-name="P10">"to":"78"<text:tab/>,</text:p>
      <text:p text:style-name="P10">"state":"bihar",</text:p>
      <text:p text:style-name="P10">"discom":"patna",</text:p>
      <text:p text:style-name="P10">"feeder":"patna city",</text:p>
      <text:p text:style-name="P10">"status":"0"</text:p>
      <text:p text:style-name="P10">}</text:p>
      <text:p text:style-name="P31"><text:a xlink:type="simple" xlink:href="http://localhost:3000/powercut/passed-powercuts" text:style-name="Internet_20_link" text:visited-style-name="Visited_20_Internet_20_Link">http://localhost:3000/powercut</text:a><text:span text:style-name="T40">/</text:span><text:span text:style-name="T85">change-status</text:span></text:p>
      <text:p text:style-name="P26"><text:span text:style-name="T69">{</text:span></text:p>
      <text:p text:style-name="P24"><text:span text:style-name="T94">"_id": ObjectId(req.body._id),</text:span></text:p>
      <text:p text:style-name="P39">"status": req.body.status</text:p>
      <text:p text:style-name="P26"><text:span text:style-name="T69"/></text:p>
      <text:p text:style-name="P26"><text:span text:style-name="T65">}</text:span></text:p>
      <text:p text:style-name="P45"/>
      <text:p text:style-name="P1"><text:a xlink:type="simple" xlink:href="http://localhost:3000/powercut/change-status" text:style-name="Internet_20_link" text:visited-style-name="Visited_20_Internet_20_Link"><text:span text:style-name="T92">http://localhost:3000/powercut/change-status</text:span></text:a></text:p>
      <text:p text:style-name="P10">{</text:p>
      <text:p text:style-name="P10"><text:tab/>"_id":"5a9533718f0f5b21aef9c1d2",</text:p>
      <text:p text:style-name="P10"><text:tab/>"status":"1"</text:p>
      <text:p text:style-name="P10">}</text:p>
      <text:p text:style-name="P13"/>
      <text:p text:style-name="P27">http://localhost:3000/notification/send-scheduled-powercut-email</text:p>
      <text:p text:style-name="P47">{</text:p>
      <text:p text:style-name="P47"><text:tab/>"feeder":"noida city",</text:p>
      <text:p text:style-name="P47"><text:tab/>"date": "22/12/2018",</text:p>
      <text:p text:style-name="P47"><text:tab/>"starttime": "3pm",</text:p>
      <text:p text:style-name="P47"><text:tab/>"endtime":"4pm"</text:p>
      <text:p text:style-name="P47">}</text:p>
      <text:p text:style-name="P47"/>
      <text:p text:style-name="P48">http://localhost:3000/notification/send-ticket-create-email-notification</text:p>
      <text:p text:style-name="P48">http://localhost:3000/notification/send-ticket-status-change-email-notification</text:p>
      <text:p text:style-name="P48">http://localhost:3000/notification/forgot-password</text:p>
      <text:p text:style-name="P48"><text:a xlink:type="simple" xlink:href="http://localhost:3000/notification/confirm-password-change" text:style-name="Internet_20_link" text:visited-style-name="Visited_20_Internet_20_Link">http://localhost:3000/notification/confirm-password-change</text:a></text:p>
      <text:p text:style-name="P49"><text:a xlink:type="simple" xlink:href="http://localhost:3000/notification/confirm-password-change" text:style-name="Internet_20_link" text:visited-style-name="Visited_20_Internet_20_Link"><text:span text:style-name="T98"/></text:a></text:p>
      <text:p text:style-name="P49"><text:soft-page-break/><text:a xlink:type="simple" xlink:href="http://localhost:3000/notification/confirm-password-change" text:style-name="Internet_20_link" text:visited-style-name="Visited_20_Internet_20_Link"><text:span text:style-name="T98">http://localhost:3000/notification/</text:span></text:a><text:span text:style-name="T99">send-ongoing-powercut-email</text:span></text:p>
      <text:p text:style-name="P41"><text:span text:style-name="T97">{</text:span></text:p>
      <text:p text:style-name="P41">"feeder":"noida city",</text:p>
      <text:p text:style-name="P41">"endtime":"4pm"</text:p>
      <text:p text:style-name="P41"><text:span text:style-name="T97">}</text:span></text:p>
      <text:p text:style-name="P44"/>
      <text:p text:style-name="P47"/>
      <text:p text:style-name="P47"/>
      <text:p text:style-name="P46">{</text:p>
      <text:p text:style-name="P46"><text:s text:c="4"/>"_id" : ObjectId("5a94ecbdfe348012ad50fbde"),</text:p>
      <text:p text:style-name="P46"><text:s text:c="4"/>"createdAt" : ISODate("2018-02-27T05:29:33.032Z"),</text:p>
      <text:p text:style-name="P46"><text:s text:c="4"/>"local" : {</text:p>
      <text:p text:style-name="P46"><text:s text:c="8"/>"createdAt" : ISODate("2018-02-27T05:29:33.033Z"),</text:p>
      <text:p text:style-name="P46"><text:s text:c="8"/>"_id" : ObjectId("5a94ecbdfe348012ad50fbdf"),</text:p>
      <text:p text:style-name="P46"><text:s text:c="8"/>"email" : "aayushkr10@gmail.com",</text:p>
      <text:p text:style-name="P46"><text:s text:c="8"/>"password" : "$2a$10$j0hnJhIrdPdTqLoKVLJUqOVY4rLUpVWC0iP0HNfloVN51.kl2ABWm"</text:p>
      <text:p text:style-name="P46"><text:s text:c="4"/>},</text:p>
      <text:p text:style-name="P46"><text:s text:c="4"/>"__v" : 0,</text:p>
      <text:p text:style-name="P46"><text:s text:c="4"/>"google" : {</text:p>
      <text:p text:style-name="P46"><text:s text:c="8"/>"createdAt" : ISODate("2018-02-27T05:30:12.098Z"),</text:p>
      <text:p text:style-name="P46"><text:s text:c="8"/>"_id" : ObjectId("5a94ece4fe348012ad50fbe2"),</text:p>
      <text:p text:style-name="P46"><text:s text:c="8"/>"id" : "100493957082948778559",</text:p>
      <text:p text:style-name="P46"><text:s text:c="8"/>"token" : "ya29.GlxvBcyHncCk7eZB6187JyVAJaI5OkV-V3Zmh1zd7pdpzv-cntv_8_NgELCf52uoupOKT9dzsBk90DJPIl-xqsGTkhW0mTs7iLVcRRD3JeytK70iHrCRAXL1PHN-UA",</text:p>
      <text:p text:style-name="P46"><text:s text:c="8"/>"displayName" : "Aayush Kumar",</text:p>
      <text:p text:style-name="P46"><text:s text:c="8"/>"firstname" : "Aayush",</text:p>
      <text:p text:style-name="P46"><text:s text:c="8"/>"email" : "aayushkr10@gmail.com",</text:p>
      <text:p text:style-name="P46"><text:s text:c="8"/>"lastname" : "Kumar",</text:p>
      <text:p text:style-name="P46"><text:s text:c="8"/>"gender" : "male",</text:p>
      <text:p text:style-name="P46"><text:s text:c="8"/>"provider" : "google"</text:p>
      <text:p text:style-name="P46"><text:s text:c="4"/>},</text:p>
      <text:p text:style-name="P46"><text:s text:c="4"/>"account" : "aayushkr01",</text:p>
      <text:p text:style-name="P46"><text:s text:c="4"/>"city" : "delhi",</text:p>
      <text:p text:style-name="P46"><text:s text:c="4"/>"discom" : "delhi",</text:p>
      <text:p text:style-name="P46"><text:s text:c="4"/>"email" : "aayushkr10@gmail.com",</text:p>
      <text:p text:style-name="P46"><text:s text:c="4"/>"firstname" : "aayush",</text:p>
      <text:p text:style-name="P46"><text:s text:c="4"/>"gender" : "male",</text:p>
      <text:p text:style-name="P46"><text:s text:c="4"/>"lastname" : "kumar",</text:p>
      <text:p text:style-name="P46"><text:s text:c="4"/>"mobileno" : "8553538923",</text:p>
      <text:p text:style-name="P46"><text:s text:c="4"/>"notification" : "sms",</text:p>
      <text:p text:style-name="P46"><text:s text:c="4"/>"occupation" : "doctor",</text:p>
      <text:p text:style-name="P46"><text:s text:c="4"/>"pin" : 201301,</text:p>
      <text:p text:style-name="P46"><text:s text:c="4"/>"powerFeeder" : "noida",</text:p>
      <text:p text:style-name="P46"><text:s text:c="4"/>"state" : "delhi"</text:p>
      <text:p text:style-name="P4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OpenSans" svg:font-family="OpenSans, Helvetica, Arial, sans-serif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2-27T12:06:59.842233317</meta:creation-date>
    <meta:generator>LibreOffice/5.1.6.2$Linux_X86_64 LibreOffice_project/10m0$Build-2</meta:generator>
    <dc:date>2018-03-05T17:38:51.137105922</dc:date>
    <meta:editing-duration>PT3H20M11S</meta:editing-duration>
    <meta:editing-cycles>13</meta:editing-cycles>
    <meta:document-statistic meta:table-count="0" meta:image-count="0" meta:object-count="0" meta:page-count="4" meta:paragraph-count="163" meta:word-count="262" meta:character-count="4362" meta:non-whitespace-character-count="3993"/>
  </office:meta>
</office:document-meta>
</file>